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olar1" table:style-name="ta1">
        <table:shapes>
          <draw:frame draw:z-index="0" draw:style-name="gr1" draw:text-style-name="P1" svg:width="159.97mm" svg:height="90.04mm" svg:x="59.75mm" svg:y="4.78mm">
            <loext:p draw:notify-on-update-of-ranges="Solar1.A2:Solar1.A29 Solar1.B1:Solar1.B1 Solar1.B2:Solar1.B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mainder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olar2" table:style-name="ta1">
        <table:shapes>
          <draw:frame draw:z-index="0" draw:style-name="gr1" draw:text-style-name="P1" svg:width="159.97mm" svg:height="90.04mm" svg:x="59.75mm" svg:y="4.78mm">
            <loext:p draw:notify-on-update-of-ranges="Solar2.A2:Solar2.A29 Solar2.B1:Solar2.B1 Solar2.B2:Solar2.B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mainder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</table:table-row>
      </table:table>
      <table:table table:name="SolarSupernovae" table:style-name="ta1">
        <table:shapes>
          <draw:frame draw:z-index="0" draw:style-name="gr1" draw:text-style-name="P1" svg:width="159.99mm" svg:height="89.99mm" svg:x="46.16mm" svg:y="1mm">
            <loext:p draw:notify-on-update-of-ranges="SolarSupernovae.A1:SolarSupernovae.A1 SolarSupernovae.A2:SolarSupernovae.A401 SolarSupernovae.B1:SolarSupernovae.B1 SolarSupernovae.B2:SolarSupernovae.B4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World" table:style-name="ta1">
        <table:shapes>
          <draw:frame draw:z-index="0" draw:style-name="gr1" draw:text-style-name="P1" svg:width="159.99mm" svg:height="89.99mm" svg:x="46.16mm" svg:y="1mm">
            <loext:p draw:notify-on-update-of-ranges="World.A1:World.A23 World.B1:World.B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mainder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</table:table-row>
      </table:table>
      <table:table table:name="Breeze" table:style-name="ta1">
        <table:shapes>
          <draw:frame draw:z-index="0" draw:style-name="gr1" draw:text-style-name="P1" svg:width="159.99mm" svg:height="89.99mm" svg:x="46.16mm" svg:y="1mm">
            <loext:p draw:notify-on-update-of-ranges="Breeze.A1:Breeze.A1 Breeze.A2:Breeze.A8 Breeze.B1:Breeze.B1 Breeze.B2:Breeze.B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mainde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</table:table>
      <table:table table:name="Flame Outcomes" table:style-name="ta1">
        <table:shapes>
          <draw:frame draw:z-index="0" draw:style-name="gr1" draw:text-style-name="P1" svg:width="247.07mm" svg:height="138.97mm" svg:x="64.61mm" svg:y="6.58mm">
            <loext:p draw:notify-on-update-of-ranges="'Flame Outcomes'.A1:'Flame Outcomes'.A1 'Flame Outcomes'.A2:'Flame Outcomes'.A80 'Flame Outcomes'.B1:'Flame Outcomes'.B1 'Flame Outcomes'.B2:'Flame Outcomes'.B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0000320112852323" calcext:value-type="float">
            <text:p>3.20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000496477571534" calcext:value-type="float">
            <text:p>4.96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0000587395464068" calcext:value-type="float">
            <text:p>5.87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610999423542" calcext:value-type="float">
            <text:p>6.11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93883610476" calcext:value-type="float">
            <text:p>0.0001938836104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402964633852" calcext:value-type="float">
            <text:p>0.0004029646338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42482774262" calcext:value-type="float">
            <text:p>0.001424827742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28450689429" calcext:value-type="float">
            <text:p>0.00228450689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38450716655" calcext:value-type="float">
            <text:p>0.003384507166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39886006046" calcext:value-type="float">
            <text:p>0.007398860060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962521999134" calcext:value-type="float">
            <text:p>0.009625219991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25748482268" calcext:value-type="float">
            <text:p>0.01257484822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97163422678" calcext:value-type="float">
            <text:p>0.01971634226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3383593051" calcext:value-type="float">
            <text:p>0.0233835930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6941221319" calcext:value-type="float">
            <text:p>0.0269412213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57197141887" calcext:value-type="float">
            <text:p>0.03571971418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88740471339" calcext:value-type="float">
            <text:p>0.03887404713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16189034814" calcext:value-type="float">
            <text:p>0.04161890348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90147293436" calcext:value-type="float">
            <text:p>0.04901472934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04037894688" calcext:value-type="float">
            <text:p>0.05040378946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1309539813" calcext:value-type="float">
            <text:p>0.0513095398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551684520236" calcext:value-type="float">
            <text:p>0.05516845202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543249214855" calcext:value-type="float">
            <text:p>0.05432492148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29186993389" calcext:value-type="float">
            <text:p>0.05291869933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30699722275" calcext:value-type="float">
            <text:p>0.05306997222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02411772627" calcext:value-type="float">
            <text:p>0.05024117726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470551460992" calcext:value-type="float">
            <text:p>0.04705514609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445246842512" calcext:value-type="float">
            <text:p>0.04452468425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405634182272" calcext:value-type="float">
            <text:p>0.04056341822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36539937154" calcext:value-type="float">
            <text:p>0.0365399371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28444391037" calcext:value-type="float">
            <text:p>0.03284443910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87465706723" calcext:value-type="float">
            <text:p>0.02874657067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48574131405" calcext:value-type="float">
            <text:p>0.02485741314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1313528592" calcext:value-type="float">
            <text:p>0.0213135285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78626781475" calcext:value-type="float">
            <text:p>0.01786267814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47824892335" calcext:value-type="float">
            <text:p>0.01478248923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21039026865" calcext:value-type="float">
            <text:p>0.01210390268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966442373982" calcext:value-type="float">
            <text:p>0.009664423739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761237464454" calcext:value-type="float">
            <text:p>0.007612374644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593536162149" calcext:value-type="float">
            <text:p>0.005935361621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448435799818" calcext:value-type="float">
            <text:p>0.004484357998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33712636705" calcext:value-type="float">
            <text:p>0.003337126367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246464294344" calcext:value-type="float">
            <text:p>0.002464642943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74593069259" calcext:value-type="float">
            <text:p>0.001745930692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21436367618" calcext:value-type="float">
            <text:p>0.001214363676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842715270656" calcext:value-type="float">
            <text:p>0.0008427152706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552551737974" calcext:value-type="float">
            <text:p>0.0005525517379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353573871349" calcext:value-type="float">
            <text:p>0.0003535738713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227861438766" calcext:value-type="float">
            <text:p>0.0002278614387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13590558044" calcext:value-type="float">
            <text:p>0.000135905580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0.0000781982535691" calcext:value-type="float">
            <text:p>7.82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0.000046081170673" calcext:value-type="float">
            <text:p>4.61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0.0000244260017944" calcext:value-type="float">
            <text:p>2.44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0.0000122071605936" calcext:value-type="float">
            <text:p>1.22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0.00000645628709914" calcext:value-type="float">
            <text:p>6.46E-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0.00000294621357173" calcext:value-type="float">
            <text:p>2.95E-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0.00000120619185471" calcext:value-type="float">
            <text:p>1.21E-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0.000000554691981684" calcext:value-type="float">
            <text:p>5.55E-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0.000000208012174885" calcext:value-type="float">
            <text:p>2.08E-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0.0000000634679089905" calcext:value-type="float">
            <text:p>6.35E-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0.0000000238349045806" calcext:value-type="float">
            <text:p>2.38E-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0.00000000692652261577" calcext:value-type="float">
            <text:p>6.93E-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0.00000000130932045414" calcext:value-type="float">
            <text:p>1.31E-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0.000000000378566789249" calcext:value-type="float">
            <text:p>3.79E-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0.0000000000839036745327" calcext:value-type="float">
            <text:p>8.39E-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0.00000000000617474391851" calcext:value-type="float">
            <text:p>6.17E-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0.00000000000136588154887" calcext:value-type="float">
            <text:p>1.37E-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0.000000000000192904601118" calcext:value-type="float">
            <text:p>1.93E-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3.37735161487E-015" calcext:value-type="float">
            <text:p>3.38E-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3.3440575964E-016" calcext:value-type="float">
            <text:p>3.34E-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4.26752991676E-018" calcext:value-type="float">
            <text:p>4.27E-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1.58581733704E-021" calcext:value-type="float">
            <text:p>1.59E-21</text:p>
          </table:table-cell>
        </table:table-row>
      </table:table>
      <table:table table:name="Ash Outcomes" table:style-name="ta1">
        <table:shapes>
          <draw:frame draw:z-index="0" draw:style-name="gr1" draw:text-style-name="P1" svg:width="159.99mm" svg:height="89.99mm" svg:x="46.16mm" svg:y="1mm">
            <loext:p draw:notify-on-update-of-ranges="'Ash Outcomes'.A1:'Ash Outcomes'.A1 'Ash Outcomes'.A2:'Ash Outcomes'.A21 'Ash Outcomes'.B1:'Ash Outcomes'.B1 'Ash Outcomes'.B2:'Ash Outcomes'.B2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110190409072" calcext:value-type="float">
            <text:p>1.10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43648195498" calcext:value-type="float">
            <text:p>0.0002436481954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737290313299" calcext:value-type="float">
            <text:p>0.007372903132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9180492302" calcext:value-type="float">
            <text:p>0.049180492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4978555438" calcext:value-type="float">
            <text:p>0.1249785554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2567225528" calcext:value-type="float">
            <text:p>0.1925672255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15693000308" calcext:value-type="float">
            <text:p>0.2156930003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2473022301" calcext:value-type="float">
            <text:p>0.1824730223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295076822" calcext:value-type="float">
            <text:p>0.122950768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59641193528" calcext:value-type="float">
            <text:p>0.06596411935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7607150848" calcext:value-type="float">
            <text:p>0.0276071508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871016307843" calcext:value-type="float">
            <text:p>0.008710163078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9564442241" calcext:value-type="float">
            <text:p>0.00195644422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279578464871" calcext:value-type="float">
            <text:p>0.0002795784648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0000221069118938" calcext:value-type="float">
            <text:p>2.21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0.000000802914151292" calcext:value-type="float">
            <text:p>8.03E-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0.0000000077559148156" calcext:value-type="float">
            <text:p>7.76E-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0.0000000000056031944073" calcext:value-type="float">
            <text:p>5.60E-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.41904094696E-016" calcext:value-type="float">
            <text:p>1.42E-16</text:p>
          </table:table-cell>
        </table:table-row>
      </table:table>
      <table:table table:name="Doom" table:style-name="ta1">
        <table:shapes>
          <draw:frame draw:z-index="0" draw:style-name="gr1" draw:text-style-name="P1" svg:width="159.99mm" svg:height="89.99mm" svg:x="46.16mm" svg:y="1mm">
            <loext:p draw:notify-on-update-of-ranges="Doom.A1:Doom.A1 Doom.A2:Doom.A9 Doom.B1:Doom.B1 Doom.B2:Doom.B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mainder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22:20:51.017819332</meta:creation-date>
    <dc:date>2021-08-13T23:14:09.532728904</dc:date>
    <meta:editing-duration>PT1M56S</meta:editing-duration>
    <meta:editing-cycles>1</meta:editing-cycles>
    <meta:document-statistic meta:table-count="8" meta:cell-count="1162" meta:object-count="8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807cm" svg:y="0.316cm" chart:style-name="ch2">
          <text:p>Solar Seasonality Component 1</text:p>
        </chart:title>
        <chart:plot-area chart:style-name="ch3" table:cell-range-address="Solar1.A2:Solar1.B29 Solar1.B1:Solar1.B1" chart:data-source-has-labels="row" svg:x="1.33cm" svg:y="1.275cm" svg:width="14.349cm" svg:height="6.569cm">
          <chartooo:coordinate-region svg:x="1.951cm" svg:y="1.474cm" svg:width="13.728cm" svg:height="6.171cm"/>
          <chart:axis chart:dimension="x" chart:name="primary-x" chart:style-name="ch4">
            <chart:title svg:x="6.912cm" svg:y="8.024cm" chart:style-name="ch5">
              <text:p>Remainder of Day/28</text:p>
            </chart:title>
          </chart:axis>
          <chart:axis chart:dimension="y" chart:name="primary-y" chart:style-name="ch6">
            <chart:title svg:x="0.451cm" svg:y="5.079cm" chart:style-name="ch7">
              <text:p>Power</text:p>
            </chart:title>
            <chart:grid chart:style-name="ch8" chart:class="major"/>
          </chart:axis>
          <chart:series chart:style-name="ch9" chart:values-cell-range-address="Solar1.B2:Solar1.B29" chart:label-cell-address="Solar1.B1:Solar1.B1" chart:class="chart:scatter">
            <chart:domain table:cell-range-address="Solar1.A2:Solar1.A29"/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wer</text:p>
                <draw:g>
                  <svg:desc>Solar1.B1:Solar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lar1.A2:Solar1.A29</svg:desc>
                </draw:g>
              </table:table-cell>
              <table:table-cell office:value-type="float" office:value="0">
                <text:p>0</text:p>
                <draw:g>
                  <svg:desc>Solar1.B2:Solar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807cm" svg:y="0.316cm" chart:style-name="ch2">
          <text:p>Solar Seasonality Component 2</text:p>
        </chart:title>
        <chart:plot-area chart:style-name="ch3" table:cell-range-address="Solar2.A2:Solar2.B29 Solar2.B1:Solar2.B1" chart:data-source-has-labels="row" svg:x="1.33cm" svg:y="1.275cm" svg:width="14.349cm" svg:height="6.569cm">
          <chartooo:coordinate-region svg:x="1.872cm" svg:y="1.475cm" svg:width="13.713cm" svg:height="6.17cm"/>
          <chart:axis chart:dimension="x" chart:name="primary-x" chart:style-name="ch4">
            <chart:title svg:x="7.005cm" svg:y="8.024cm" chart:style-name="ch5">
              <text:p>Remainder of Day/9</text:p>
            </chart:title>
          </chart:axis>
          <chart:axis chart:dimension="y" chart:name="primary-y" chart:style-name="ch6">
            <chart:title svg:x="0.451cm" svg:y="5.079cm" chart:style-name="ch7">
              <text:p>Power</text:p>
            </chart:title>
            <chart:grid chart:style-name="ch8" chart:class="major"/>
          </chart:axis>
          <chart:series chart:style-name="ch9" chart:values-cell-range-address="Solar2.B2:Solar2.B29" chart:label-cell-address="Solar2.B1:Solar2.B1" chart:class="chart:scatter">
            <chart:domain table:cell-range-address="Solar2.A2:Solar2.A29"/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wer</text:p>
                <draw:g>
                  <svg:desc>Solar2.B1:Solar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lar2.A2:Solar2.A29</svg:desc>
                </draw:g>
              </table:table-cell>
              <table:table-cell office:value-type="float" office:value="-3">
                <text:p>-3</text:p>
                <draw:g>
                  <svg:desc>Solar2.B2:Solar2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39cm" svg:y="0.316cm" chart:style-name="ch2">
          <text:p>Supernovae</text:p>
        </chart:title>
        <chart:plot-area chart:style-name="ch3" table:cell-range-address="SolarSupernovae.A1:SolarSupernovae.B401" chart:data-source-has-labels="row" svg:x="1.331cm" svg:y="1.275cm" svg:width="14.349cm" svg:height="6.564cm">
          <chartooo:coordinate-region svg:x="1.952cm" svg:y="1.474cm" svg:width="13.448cm" svg:height="5.718cm"/>
          <chart:axis chart:dimension="x" chart:name="primary-x" chart:style-name="ch4">
            <chart:title svg:x="8.157cm" svg:y="8.019cm" chart:style-name="ch5">
              <text:p>Day</text:p>
            </chart:title>
          </chart:axis>
          <chart:axis chart:dimension="y" chart:name="primary-y" chart:style-name="ch4">
            <chart:title svg:x="0.451cm" svg:y="5.077cm" chart:style-name="ch6">
              <text:p>Power</text:p>
            </chart:title>
            <chart:grid chart:style-name="ch7" chart:class="major"/>
          </chart:axis>
          <chart:series chart:style-name="ch8" chart:values-cell-range-address="SolarSupernovae.B2:SolarSupernovae.B401" chart:label-cell-address="SolarSupernovae.B1:SolarSupernovae.B1" chart:class="chart:scatter">
            <chart:domain table:cell-range-address="SolarSupernovae.A2:SolarSupernovae.A401"/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wer</text:p>
                <draw:g>
                  <svg:desc>SolarSupernovae.B1:SolarSupernova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olarSupernovae.A2:SolarSupernovae.A401</svg:desc>
                </draw:g>
              </table:table-cell>
              <table:table-cell office:value-type="float" office:value="0">
                <text:p>0</text:p>
                <draw:g>
                  <svg:desc>SolarSupernovae.B2:SolarSupernovae.B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4cm" svg:y="0.316cm" chart:style-name="ch2">
          <text:p>World Seasonality Component</text:p>
        </chart:title>
        <chart:plot-area chart:style-name="ch3" table:cell-range-address="World.A1:World.B23" svg:x="1.331cm" svg:y="1.275cm" svg:width="14.349cm" svg:height="6.564cm">
          <chartooo:coordinate-region svg:x="2.058cm" svg:y="1.474cm" svg:width="13.622cm" svg:height="6.166cm"/>
          <chart:axis chart:dimension="x" chart:name="primary-x" chart:style-name="ch4">
            <chart:title svg:x="6.913cm" svg:y="8.019cm" chart:style-name="ch5">
              <text:p>Remainder of Day/22</text:p>
            </chart:title>
          </chart:axis>
          <chart:axis chart:dimension="y" chart:name="primary-y" chart:style-name="ch6">
            <chart:title svg:x="0.451cm" svg:y="5.077cm" chart:style-name="ch7">
              <text:p>Power</text:p>
            </chart:title>
            <chart:grid chart:style-name="ch8" chart:class="major"/>
          </chart:axis>
          <chart:series chart:style-name="ch9" chart:values-cell-range-address="World.B1:World.B23" chart:class="chart:scatter">
            <chart:domain table:cell-range-address="World.A1:World.A23"/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World.A1:World.A23</svg:desc>
                </draw:g>
              </table:table-cell>
              <table:table-cell office:value-type="float" office:value="NaN">
                <text:p>NaN</text:p>
                <draw:g>
                  <svg:desc>World.B1:World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-9">
                <text:p>-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13cm" svg:y="0.316cm" chart:style-name="ch2">
          <text:p>Seasonal change in Breeze's noise component</text:p>
        </chart:title>
        <chart:plot-area chart:style-name="ch3" table:cell-range-address="Breeze.A1:Breeze.B8" chart:data-source-has-labels="row" svg:x="1.331cm" svg:y="1.275cm" svg:width="14.349cm" svg:height="6.564cm">
          <chartooo:coordinate-region svg:x="1.767cm" svg:y="1.474cm" svg:width="13.819cm" svg:height="5.718cm"/>
          <chart:axis chart:dimension="x" chart:name="primary-x" chart:style-name="ch4">
            <chart:title svg:x="7.006cm" svg:y="8.019cm" chart:style-name="ch5">
              <text:p>Remainder of Day/7</text:p>
            </chart:title>
          </chart:axis>
          <chart:axis chart:dimension="y" chart:name="primary-y" chart:style-name="ch6">
            <chart:title svg:x="0.451cm" svg:y="4.733cm" chart:style-name="ch7">
              <text:p>N</text:p>
            </chart:title>
            <chart:grid chart:style-name="ch8" chart:class="major"/>
          </chart:axis>
          <chart:series chart:style-name="ch9" chart:values-cell-range-address="Breeze.B2:Breeze.B8" chart:label-cell-address="Breeze.B1:Breeze.B1" chart:class="chart:scatter">
            <chart:domain table:cell-range-address="Breeze.A2:Breeze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</text:p>
                <draw:g>
                  <svg:desc>Breeze.B1:Breez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reeze.A2:Breeze.A8</svg:desc>
                </draw:g>
              </table:table-cell>
              <table:table-cell office:value-type="float" office:value="6">
                <text:p>6</text:p>
                <draw:g>
                  <svg:desc>Breeze.B2:Breeze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08cm" svg:height="13.898cm" xlink:href=".." xlink:type="simple" chart:class="chart:bar" chart:style-name="ch1">
        <chart:title svg:x="10.577cm" svg:y="0.413cm" chart:style-name="ch2">
          <text:p>Flame Outcomes</text:p>
        </chart:title>
        <chart:plot-area chart:style-name="ch3" table:cell-range-address="'Flame Outcomes'.A1:'Flame Outcomes'.B80" chart:data-source-has-labels="both" svg:x="1.505cm" svg:y="1.469cm" svg:width="22.709cm" svg:height="11.171cm">
          <chartooo:coordinate-region svg:x="2.417cm" svg:y="1.668cm" svg:width="21.795cm" svg:height="10.18cm"/>
          <chart:axis chart:dimension="x" chart:name="primary-x" chart:style-name="ch4" chartooo:axis-type="auto">
            <chartooo:date-scale/>
            <chart:title svg:x="12.339cm" svg:y="12.917cm" chart:style-name="ch5">
              <text:p>Power</text:p>
            </chart:title>
            <chart:categories table:cell-range-address="'Flame Outcomes'.A2:'Flame Outcomes'.A80"/>
          </chart:axis>
          <chart:axis chart:dimension="y" chart:name="primary-y" chart:style-name="ch6">
            <chart:title svg:x="0.451cm" svg:y="7.879cm" chart:style-name="ch7">
              <text:p>Probability</text:p>
            </chart:title>
            <chart:grid chart:style-name="ch8" chart:class="major"/>
          </chart:axis>
          <chart:series chart:style-name="ch9" chart:values-cell-range-address="'Flame Outcomes'.B2:'Flame Outcomes'.B80" chart:label-cell-address="'Flame Outcomes'.B1:'Flame Outcomes'.B1" chart:class="chart:bar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y</text:p>
                <draw:g>
                  <svg:desc>'Flame Outcomes'.B1:'Flame Outcomes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lame Outcomes'.A2:'Flame Outcomes'.A80</svg:desc>
                </draw:g>
              </table:table-cell>
              <table:table-cell office:value-type="float" office:value="0">
                <text:p>0</text:p>
                <draw:g>
                  <svg:desc>'Flame Outcomes'.B2:'Flame Outcomes'.B8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0320112852323">
                <text:p>0.00000003201128523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496477571534">
                <text:p>0.0000004964775715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587395464068">
                <text:p>0.000005873954640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610999423542">
                <text:p>0.00006109994235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193883610476">
                <text:p>0.0001938836104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402964633852">
                <text:p>0.0004029646338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142482774262">
                <text:p>0.001424827742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228450689429">
                <text:p>0.002284506894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38450716655">
                <text:p>0.003384507166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739886006046">
                <text:p>0.007398860060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962521999134">
                <text:p>0.009625219991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25748482268">
                <text:p>0.012574848226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97163422678">
                <text:p>0.01971634226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3383593051">
                <text:p>0.02338359305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26941221319">
                <text:p>0.0269412213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357197141887">
                <text:p>0.035719714188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388740471339">
                <text:p>0.038874047133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416189034814">
                <text:p>0.041618903481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490147293436">
                <text:p>0.049014729343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504037894688">
                <text:p>0.050403789468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51309539813">
                <text:p>0.05130953981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551684520236">
                <text:p>0.05516845202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543249214855">
                <text:p>0.05432492148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529186993389">
                <text:p>0.052918699338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530699722275">
                <text:p>0.05306997222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502411772627">
                <text:p>0.050241177262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470551460992">
                <text:p>0.04705514609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445246842512">
                <text:p>0.04452468425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405634182272">
                <text:p>0.040563418227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36539937154">
                <text:p>0.03653993715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328444391037">
                <text:p>0.032844439103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287465706723">
                <text:p>0.028746570672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248574131405">
                <text:p>0.02485741314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1313528592">
                <text:p>0.02131352859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178626781475">
                <text:p>0.017862678147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147824892335">
                <text:p>0.01478248923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121039026865">
                <text:p>0.012103902686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966442373982">
                <text:p>0.0096644237398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761237464454">
                <text:p>0.0076123746445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593536162149">
                <text:p>0.0059353616214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448435799818">
                <text:p>0.0044843579981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333712636705">
                <text:p>0.0033371263670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246464294344">
                <text:p>0.002464642943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174593069259">
                <text:p>0.0017459306925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121436367618">
                <text:p>0.0012143636761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842715270656">
                <text:p>0.00084271527065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552551737974">
                <text:p>0.00055255173797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353573871349">
                <text:p>0.00035357387134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227861438766">
                <text:p>0.00022786143876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13590558044">
                <text:p>0.0001359055804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781982535691">
                <text:p>0.000078198253569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46081170673">
                <text:p>0.00004608117067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244260017944">
                <text:p>0.00002442600179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122071605936">
                <text:p>0.000012207160593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00645628709914">
                <text:p>0.0000064562870991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00294621357173">
                <text:p>0.0000029462135717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00120619185471">
                <text:p>0.0000012061918547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0554691981684">
                <text:p>0.00000055469198168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000208012174885">
                <text:p>0.00000020801217488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0000634679089905">
                <text:p>0.000000063467908990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0000238349045806">
                <text:p>0.000000023834904580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00000692652261577">
                <text:p>0.0000000069265226157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00000130932045414">
                <text:p>0.000000001309320454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0000378566789249">
                <text:p>0.00000000037856678924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0000000839036745327">
                <text:p>0.000000000083903674532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00000000617474391851">
                <text:p>0.0000000000061747439185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000000000136588154887">
                <text:p>0.0000000000013658815488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000000000192904601118">
                <text:p>0.00000000000019290460111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.37735161487E-015">
                <text:p>3.37735161487E-01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.3440575964E-016">
                <text:p>3.3440575964E-01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.26752991676E-018">
                <text:p>4.26752991676E-01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.58581733704E-021">
                <text:p>1.58581733704E-0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48cm" svg:y="0.316cm" chart:style-name="ch2">
          <text:p>Ash Outcomes</text:p>
        </chart:title>
        <chart:plot-area chart:style-name="ch3" table:cell-range-address="'Ash Outcomes'.A1:'Ash Outcomes'.B21" chart:data-source-has-labels="both" svg:x="1.331cm" svg:y="1.275cm" svg:width="14.349cm" svg:height="6.564cm">
          <chartooo:coordinate-region svg:x="2.243cm" svg:y="1.474cm" svg:width="13.437cm" svg:height="5.718cm"/>
          <chart:axis chart:dimension="x" chart:name="primary-x" chart:style-name="ch4" chartooo:axis-type="auto">
            <chartooo:date-scale/>
            <chart:title svg:x="7.985cm" svg:y="8.019cm" chart:style-name="ch5">
              <text:p>Power</text:p>
            </chart:title>
            <chart:categories table:cell-range-address="'Ash Outcomes'.A2:'Ash Outcomes'.A21"/>
          </chart:axis>
          <chart:axis chart:dimension="y" chart:name="primary-y" chart:style-name="ch6">
            <chart:title svg:x="0.451cm" svg:y="5.382cm" chart:style-name="ch7">
              <text:p>Probability</text:p>
            </chart:title>
            <chart:grid chart:style-name="ch8" chart:class="major"/>
          </chart:axis>
          <chart:series chart:style-name="ch9" chart:values-cell-range-address="'Ash Outcomes'.B2:'Ash Outcomes'.B21" chart:label-cell-address="'Ash Outcomes'.B1:'Ash Outcomes'.B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y</text:p>
                <draw:g>
                  <svg:desc>'Ash Outcomes'.B1:'Ash Outcomes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sh Outcomes'.A2:'Ash Outcomes'.A21</svg:desc>
                </draw:g>
              </table:table-cell>
              <table:table-cell office:value-type="float" office:value="0">
                <text:p>0</text:p>
                <draw:g>
                  <svg:desc>'Ash Outcomes'.B2:'Ash Outcomes'.B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00110190409072">
                <text:p>0.000000011019040907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243648195498">
                <text:p>0.0002436481954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737290313299">
                <text:p>0.007372903132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9180492302">
                <text:p>0.0491804923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4978555438">
                <text:p>0.1249785554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92567225528">
                <text:p>0.1925672255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15693000308">
                <text:p>0.2156930003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82473022301">
                <text:p>0.1824730223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2295076822">
                <text:p>0.122950768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59641193528">
                <text:p>0.06596411935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7607150848">
                <text:p>0.0276071508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871016307843">
                <text:p>0.008710163078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19564442241">
                <text:p>0.00195644422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279578464871">
                <text:p>0.0002795784648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221069118938">
                <text:p>0.0000221069118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0802914151292">
                <text:p>0.00000080291415129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00077559148156">
                <text:p>0.00000000775591481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00000056031944073">
                <text:p>0.00000000000560319440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41904094696E-016">
                <text:p>1.41904094696E-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27cm" svg:y="0.316cm" chart:style-name="ch2">
          <text:p>Doom Seasonality Component</text:p>
        </chart:title>
        <chart:plot-area chart:style-name="ch3" table:cell-range-address="Doom.A1:Doom.B9" chart:data-source-has-labels="row" svg:x="1.331cm" svg:y="1.275cm" svg:width="14.349cm" svg:height="6.564cm">
          <chartooo:coordinate-region svg:x="1.873cm" svg:y="1.474cm" svg:width="13.713cm" svg:height="6.166cm"/>
          <chart:axis chart:dimension="x" chart:name="primary-x" chart:style-name="ch4">
            <chart:title svg:x="7.006cm" svg:y="8.019cm" chart:style-name="ch5">
              <text:p>Remainder of Day/8</text:p>
            </chart:title>
          </chart:axis>
          <chart:axis chart:dimension="y" chart:name="primary-y" chart:style-name="ch6">
            <chart:title svg:x="0.451cm" svg:y="5.077cm" chart:style-name="ch7">
              <text:p>Power</text:p>
            </chart:title>
            <chart:grid chart:style-name="ch8" chart:class="major"/>
          </chart:axis>
          <chart:series chart:style-name="ch9" chart:values-cell-range-address="Doom.B2:Doom.B9" chart:label-cell-address="Doom.B1:Doom.B1" chart:class="chart:scatter">
            <chart:domain table:cell-range-address="Doom.A2:Doom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wer</text:p>
                <draw:g>
                  <svg:desc>Doom.B1:Doom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oom.A2:Doom.A9</svg:desc>
                </draw:g>
              </table:table-cell>
              <table:table-cell office:value-type="float" office:value="3">
                <text:p>3</text:p>
                <draw:g>
                  <svg:desc>Doom.B2:Doom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